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9000000BB87E0B49E652630B0.png" manifest:media-type="image/png"/>
  <manifest:file-entry manifest:full-path="Pictures/10000201000001CD000000F9A7DAB12169A12006.png" manifest:media-type="image/png"/>
  <manifest:file-entry manifest:full-path="Pictures/100002010000033A000001465E142002D7C50200.png" manifest:media-type="image/png"/>
  <manifest:file-entry manifest:full-path="Pictures/10000201000002C100000240D3D24851D74960C2.png" manifest:media-type="image/png"/>
  <manifest:file-entry manifest:full-path="Pictures/10000201000002EF000001444E96EA69EC1C4819.png" manifest:media-type="image/png"/>
  <manifest:file-entry manifest:full-path="Pictures/10000201000002F20000012357C5249E3DEF6C8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fo:min-height="0.552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89cm" svg:height="5.056cm" svg:x="18.288cm" svg:y="1.548cm">
          <draw:image xlink:href="Pictures/1000020100000149000000BB87E0B49E652630B0.png" xlink:type="simple" xlink:show="embed" xlink:actuate="onLoad">
            <text:p/>
          </draw:image>
        </draw:frame>
        <draw:frame draw:style-name="gr1" draw:text-style-name="P1" draw:layer="layout" svg:width="8.89cm" svg:height="4.805cm" svg:x="18.288cm" svg:y="7.49cm">
          <draw:image xlink:href="Pictures/10000201000001CD000000F9A7DAB12169A12006.png" xlink:type="simple" xlink:show="embed" xlink:actuate="onLoad">
            <text:p/>
          </draw:image>
        </draw:frame>
        <draw:line draw:style-name="gr2" draw:text-style-name="P1" draw:layer="layout" svg:x1="13.208cm" svg:y1="7.112cm" svg:x2="18.034cm" svg:y2="7.112cm">
          <text:p/>
        </draw:line>
        <draw:frame draw:style-name="gr3" draw:layer="layout" svg:width="4.064cm" svg:height="0.806cm" svg:x="13.462cm" svg:y="6.096cm">
          <draw:text-box>
            <text:p>AntWay.Deploy</text:p>
          </draw:text-box>
        </draw:frame>
        <draw:frame draw:style-name="gr4" draw:text-style-name="P2" draw:layer="layout" svg:width="12.304cm" svg:height="10.922cm" svg:x="0.65cm" svg:y="1.524cm">
          <draw:image xlink:href="Pictures/10000201000002C100000240D3D24851D74960C2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2" draw:layer="layout" svg:width="22.157cm" svg:height="7.148cm" svg:x="0.449cm" svg:y="1.08cm">
          <draw:image xlink:href="Pictures/10000201000002EF000001444E96EA69EC1C4819.png" xlink:type="simple" xlink:show="embed" xlink:actuate="onLoad">
            <text:p/>
          </draw:image>
        </draw:frame>
        <draw:frame draw:style-name="gr4" draw:text-style-name="P2" draw:layer="layout" svg:width="21.856cm" svg:height="8.625cm" svg:x="1.512cm" svg:y="6.615cm">
          <draw:image xlink:href="Pictures/100002010000033A000001465E142002D7C50200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2" draw:layer="layout" svg:width="19.951cm" svg:height="7.699cm" svg:x="1.016cm" svg:y="2.969cm">
          <draw:image xlink:href="Pictures/10000201000002F20000012357C5249E3DEF6C85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2.1$Windows_X86_64 LibreOffice_project/f7f06a8f319e4b62f9bc5095aa112a65d2f3ac89</meta:generator>
    <dc:date>2018-09-28T10:01:36.824000000</dc:date>
    <meta:editing-duration>PT1H36M26S</meta:editing-duration>
    <meta:editing-cycles>3</meta:editing-cycles>
    <meta:document-statistic meta:object-count="35"/>
  </office:meta>
</office:document-meta>
</file>